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officeooo:rsid="001f8d96" fo:background-color="#ff0000" style:font-size-asian="10pt" style:font-name-complex="Consolas" style:font-size-complex="10pt"/>
    </style:style>
    <style:style style:name="P2" style:family="paragraph" style:parent-style-name="Preformatted_20_Text">
      <style:text-properties fo:color="#ff0000" style:font-name="Consolas" fo:font-size="12pt" officeooo:rsid="002073be" officeooo:paragraph-rsid="002073be" fo:background-color="transparent" style:font-size-asian="12pt" style:font-name-complex="Consolas" style:font-size-complex="12pt"/>
    </style:style>
    <style:style style:name="P3" style:family="paragraph" style:parent-style-name="Preformatted_20_Text">
      <style:text-properties fo:color="#ff0000" style:font-name="Consolas" fo:font-size="12pt" officeooo:rsid="001d5e26" officeooo:paragraph-rsid="001d5e26" fo:background-color="transparent" style:font-size-asian="12pt" style:font-name-complex="Consolas" style:font-size-complex="12pt"/>
    </style:style>
    <style:style style:name="P4" style:family="paragraph" style:parent-style-name="Preformatted_20_Text">
      <style:text-properties fo:color="#ff0000" style:font-name="Consolas" fo:font-size="10pt" officeooo:rsid="001d5e26" officeooo:paragraph-rsid="001d5e26" fo:background-color="transparent" style:font-size-asian="10pt" style:font-name-complex="Consolas" style:font-size-complex="10pt"/>
    </style:style>
    <style:style style:name="P5" style:family="paragraph" style:parent-style-name="Preformatted_20_Text">
      <style:text-properties fo:color="#ffffff" style:font-name="Consolas" fo:font-size="10pt" officeooo:rsid="001d5e26" officeooo:paragraph-rsid="001d5e26" fo:background-color="#ff0000" style:font-size-asian="10pt" style:font-name-complex="Consolas" style:font-size-complex="10pt"/>
    </style:style>
    <style:style style:name="P6" style:family="paragraph" style:parent-style-name="Preformatted_20_Text">
      <style:text-properties fo:color="#ffffff" style:font-name="Consolas" fo:font-size="10pt" officeooo:rsid="001d5e26" officeooo:paragraph-rsid="001d5e26" fo:background-color="#008000" style:font-size-asian="10pt" style:font-name-complex="Consolas" style:font-size-complex="10pt"/>
    </style:style>
    <style:style style:name="P7" style:family="paragraph" style:parent-style-name="Preformatted_20_Text">
      <style:text-properties style:font-name="Consolas" fo:font-size="10pt" officeooo:rsid="001d5e26" officeooo:paragraph-rsid="001d5e26" style:font-size-asian="10pt" style:font-name-complex="Consolas" style:font-size-complex="10pt"/>
    </style:style>
    <style:style style:name="P8" style:family="paragraph" style:parent-style-name="Preformatted_20_Text">
      <style:text-properties style:font-name="Consolas" fo:font-size="10pt" officeooo:rsid="002c2b80" officeooo:paragraph-rsid="002c2b80" style:font-size-asian="10pt" style:font-name-complex="Consolas" style:font-size-complex="10pt"/>
    </style:style>
    <style:style style:name="P9" style:family="paragraph" style:parent-style-name="Preformatted_20_Text">
      <style:text-properties style:font-name="Consolas" fo:font-size="10pt" officeooo:rsid="002d5065" officeooo:paragraph-rsid="002d5065" style:font-size-asian="10pt" style:font-name-complex="Consolas" style:font-size-complex="10pt"/>
    </style:style>
    <style:style style:name="P10" style:family="paragraph" style:parent-style-name="Preformatted_20_Text">
      <style:text-properties style:font-name="Consolas" fo:font-size="10pt" officeooo:rsid="001d5e26" officeooo:paragraph-rsid="001d5e26" fo:background-color="#ffff00" style:font-size-asian="10pt" style:font-name-complex="Consolas" style:font-size-complex="10pt"/>
    </style:style>
    <style:style style:name="P11" style:family="paragraph" style:parent-style-name="Preformatted_20_Text">
      <style:text-properties style:font-name="Consolas" fo:font-size="10pt" officeooo:rsid="0021ed75" officeooo:paragraph-rsid="0021ed75" fo:background-color="#00ff00" style:font-size-asian="10pt" style:font-name-complex="Consolas" style:font-size-complex="10pt"/>
    </style:style>
    <style:style style:name="P12" style:family="paragraph" style:parent-style-name="Preformatted_20_Text">
      <style:text-properties fo:color="#000000" style:font-name="Consolas" fo:font-size="10pt" officeooo:rsid="0024278d" officeooo:paragraph-rsid="0024278d" fo:background-color="#00ff00" style:font-size-asian="10pt" style:font-name-complex="Consolas" style:font-size-complex="10pt"/>
    </style:style>
    <style:style style:name="P13" style:family="paragraph" style:parent-style-name="Preformatted_20_Text">
      <style:text-properties fo:color="#000000" style:font-name="Consolas" fo:font-size="10pt" officeooo:rsid="00295fcc" officeooo:paragraph-rsid="00295fcc" fo:background-color="#00ff00" style:font-size-asian="10pt" style:font-name-complex="Consolas" style:font-size-complex="10pt"/>
    </style:style>
    <style:style style:name="P14" style:family="paragraph" style:parent-style-name="Preformatted_20_Text">
      <style:text-properties fo:color="#000000" style:font-name="Consolas" fo:font-size="10pt" officeooo:rsid="002cec29" officeooo:paragraph-rsid="002cec29" fo:background-color="#ffd320" style:font-size-asian="10pt" style:font-name-complex="Consolas" style:font-size-complex="10pt"/>
    </style:style>
    <style:style style:name="P15" style:family="paragraph" style:parent-style-name="Preformatted_20_Text">
      <style:text-properties fo:color="#ff420e" style:font-name="Consolas" fo:font-size="10pt" officeooo:rsid="002e1460" officeooo:paragraph-rsid="002e1460" style:font-size-asian="10pt" style:font-name-complex="Consolas" style:font-size-complex="10pt"/>
    </style:style>
    <style:style style:name="P16" style:family="paragraph" style:parent-style-name="Preformatted_20_Text">
      <style:text-properties style:font-name="Consolas" fo:font-size="10pt" officeooo:rsid="0030a493" officeooo:paragraph-rsid="0030a493" style:font-size-asian="10pt" style:font-name-complex="Consolas" style:font-size-complex="10pt"/>
    </style:style>
    <style:style style:name="P17" style:family="paragraph" style:parent-style-name="Preformatted_20_Text">
      <style:text-properties style:font-name="Consolas" fo:font-size="10pt" officeooo:rsid="001d5e26" officeooo:paragraph-rsid="001d5e26" style:font-size-asian="10pt" style:font-name-complex="Consolas" style:font-size-complex="10pt"/>
    </style:style>
    <style:style style:name="P18" style:family="paragraph" style:parent-style-name="Preformatted_20_Text">
      <style:text-properties fo:color="#008000" style:font-name="Consolas" fo:font-size="10pt" officeooo:rsid="0030a493" officeooo:paragraph-rsid="0030a493" fo:background-color="transparent" style:font-size-asian="10pt" style:font-name-complex="Consolas" style:font-size-complex="10pt"/>
    </style:style>
    <style:style style:name="P19" style:family="paragraph" style:parent-style-name="Preformatted_20_Text">
      <style:text-properties style:use-window-font-color="true" style:font-name="Consolas" fo:font-size="10pt" officeooo:rsid="002ff1c1" officeooo:paragraph-rsid="002ff1c1" fo:background-color="transparent" style:font-size-asian="10pt" style:font-name-complex="Consolas" style:font-size-complex="10pt"/>
    </style:style>
    <style:style style:name="P20" style:family="paragraph" style:parent-style-name="Preformatted_20_Text">
      <style:text-properties style:use-window-font-color="true" style:font-name="Consolas" fo:font-size="10pt" officeooo:rsid="002ff1c1" officeooo:paragraph-rsid="0033998f" fo:background-color="transparent" style:font-size-asian="10pt" style:font-name-complex="Consolas" style:font-size-complex="10pt"/>
    </style:style>
    <style:style style:name="P21" style:family="paragraph" style:parent-style-name="Preformatted_20_Text">
      <style:text-properties style:use-window-font-color="true" style:font-name="Consolas" fo:font-size="10pt" officeooo:rsid="002ff1c1" officeooo:paragraph-rsid="0034f31f" fo:background-color="transparent" style:font-size-asian="10pt" style:font-name-complex="Consolas" style:font-size-complex="10pt"/>
    </style:style>
    <style:style style:name="T1" style:family="text">
      <style:text-properties officeooo:rsid="0020cf76"/>
    </style:style>
    <style:style style:name="T2" style:family="text">
      <style:text-properties officeooo:rsid="002c2b80"/>
    </style:style>
    <style:style style:name="T3" style:family="text">
      <style:text-properties officeooo:rsid="002d5065"/>
    </style:style>
    <style:style style:name="T4" style:family="text">
      <style:text-properties officeooo:rsid="0033511e"/>
    </style:style>
    <style:style style:name="T5" style:family="text">
      <style:text-properties officeooo:rsid="0033998f"/>
    </style:style>
    <style:style style:name="T6" style:family="text">
      <style:text-properties officeooo:rsid="0034f3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bat strategy game. Build your village, train your troops and battle with other village.</text:p>
      <text:p text:style-name="P3"/>
      <text:p text:style-name="P4"/>
      <text:p text:style-name="P5">///&lt;!-- Major list. --/&gt;</text:p>
      <text:p text:style-name="P7">////////////////////////////////////////////////////////////</text:p>
      <text:p text:style-name="P7">// persia trade machanism.</text:p>
      <text:p text:style-name="P7"><text:tab/>- persia purchase =&gt; food, wood,</text:p>
      <text:p text:style-name="P7"><text:tab/>- persia sell =&gt; </text:p>
      <text:p text:style-name="P7"/>
      <text:p text:style-name="P7">&lt;!-- Release population when destruction building. (recalculation when game starting) </text:p>
      <text:p text:style-name="P7"><text:tab/>- call calculationNumberOfEmployed() when destuction method called.</text:p>
      <text:p text:style-name="P7"/>
      <text:p text:style-name="P7">&lt;!-- Town stage. &gt;&gt;&gt; <text:s/>Setting button ==&gt; back to main menu, options, pause, resume, quit,</text:p>
      <text:p text:style-name="P6">&lt;!-- [Market, Academy] can be built only once instance in city. </text:p>
      <text:p text:style-name="P6">&lt;!-- Academy require Town center level 5 for build it.</text:p>
      <text:p text:style-name="P7">&lt;!-- Remove Import goods form market trading list.</text:p>
      <text:p text:style-name="P1">&lt;!-- โกดัง เก็บของไม่สมดุล</text:p>
      <text:p text:style-name="P7"/>
      <text:p text:style-name="P16">//&lt;@-- BuildingBeh /&gt;</text:p>
      <text:p text:style-name="P18">--- สิ่งก่อสร้างที่กำลัง upgrade ให้บอก Time remain ที่ status bar.</text:p>
      <text:p text:style-name="P7"/>
      <text:p text:style-name="P7">//&lt;!-- "Barranks" features --&gt;</text:p>
      <text:p text:style-name="P7">- limit other troops even spearmans. Cannot train them until </text:p>
      <text:p text:style-name="P7"/>
      <text:p text:style-name="P7">//&lt;@-- "TaskManager.ForeignTab"</text:p>
      <text:p text:style-name="P7">&lt;!-- Send troops to target city. Calculation time to travel of troops.</text:p>
      <text:p text:style-name="P7"/>
      <text:p text:style-name="P7">//<text:span text:style-name="T2">&lt;@-- Market.</text:span></text:p>
      <text:p text:style-name="P15">&lt; Premium account --&gt; auto trading feature /&gt;</text:p>
      <text:p text:style-name="P19">–- <text:span text:style-name="T4">(Bug)</text:span>พ่อค้าไม่พอ ให้มี message เตือน พร้อมเสียงเตือน</text:p>
      <text:p text:style-name="P19"/>
      <text:p text:style-name="P20"><text:span text:style-name="T5">//&lt;@-- Academy. /&gt;</text:span></text:p>
      <text:p text:style-name="P21"><text:span text:style-name="T6">–- Can create once instance.</text:span></text:p>
      <text:p text:style-name="P8"/>
      <text:p text:style-name="P7"/>
      <text:p text:style-name="P7">//<text:span text:style-name="T1">&lt;@-- Quest </text:span><text:span text:style-name="T3">System</text:span><text:span text:style-name="T1">.</text:span></text:p>
      <text:p text:style-name="P11">lv.4 : Create “ storehouse ”</text:p>
      <text:p text:style-name="P11">Lv.5 : Create “ Market “</text:p>
      <text:p text:style-name="P12">lv.6 : TownCenter Lv.3</text:p>
      <text:p text:style-name="P13">lv.7 : Expand 1 building area.</text:p>
      <text:p text:style-name="P14">เควสไปขายของ เอาตัง</text:p>
      <text:p text:style-name="P7"/>
      <text:p text:style-name="P7"/>
      <text:p text:style-name="P7">//<text:span text:style-name="T3">&lt;@-- SaveGame System.</text:span></text:p>
      <text:p text:style-name="P9">- เซฟพ่อค้าเดินทางไปส่งของ</text:p>
      <text:p text:style-name="P7"/>
      <text:p text:style-name="P7"/>
      <text:p text:style-name="P10">///&lt;!-- Minor list. --/&gt;</text:p>
      <text:p text:style-name="P7">/////////////////////////////////////////////////////////////</text:p>
      <text:p text:style-name="P7">&lt;!-- Show time process on building construction.</text:p>
      <text:p text:style-name="P7">&lt;!-- Notification of BuildingBeh not work properly when full construction queue.</text:p>
      <text:p text:style-name="P7"/>
      <text:p text:style-name="P7"/>
      <text:p text:style-name="P7">///&lt;!-- Features. --/&gt;</text:p>
      <text:p text:style-name="P7">#############################################################</text:p>
      <text:p text:style-name="P7">// Hall of frame.</text:p>
      <text:p text:style-name="P7"><text:soft-page-break/></text:p>
      <text:p text:style-name="P7"/>
      <text:p text:style-name="P7">///&lt;!-- Clear list. --/&gt;</text:p>
      <text:p text:style-name="P7">/////////////////////////////////////////////////////////////</text:p>
      <text:p text:style-name="P7">&lt;!-- BuildingBeh should alway show building level.<text:tab/><text:tab/></text:p>
      <text:p text:style-name="P7">&lt;!-- buy building area to create more construction.</text:p>
      <text:p text:style-name="P7">&lt;!-- Can create smelter when player has towncenter level 5.</text:p>
      <text:p text:style-name="P7">&lt;!-- Automatic re calculation sum of employee from each building.</text:p>
      <text:p text:style-name="P7">&lt;!-- Setting sidebar want to add toggle fullscreen button // webplayer on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ngsana New1" svg:font-family="'Angsana New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Cordia New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ngsana New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3T17:14:05.51</dc:date>
    <meta:generator>LibreOffice/3.6$Windows_x86 LibreOffice_project/2ef5aff-a6fb0ff-166bdff-cf087ad-0f1389</meta:generator>
    <meta:editing-duration>PT4H46M28S</meta:editing-duration>
    <meta:editing-cycles>24</meta:editing-cycles>
    <meta:document-statistic meta:table-count="0" meta:image-count="0" meta:object-count="0" meta:page-count="2" meta:paragraph-count="46" meta:word-count="305" meta:character-count="1993" meta:non-whitespace-character-count="1752"/>
  </office:meta>
</office:document-meta>
</file>